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'Meiryo UI'" style:font-family-asian="'Meiryo UI'" style:font-family-complex="'Meiryo UI'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sh-rsa AAAAB3NzaC1yc2EAAAABJQAAAIEAp0LnPi5pxcgHv2iX1e5ct/JTwSajroZYU3I/8MWZogAiJ7av2OrZADn3b50F+Sg+rnul8KjiqP1Mu6x0cBPcP3tOG//8tZzO2H7uDdaGRFDWOr+qSdLyv2Bsn2pQGDkxqT+AaURDMl4lyB86owpOn9cjmOq0GqwdwlAXUG+pxCc= rsa-key-20170413</text:span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